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50%"/>
      <style:text-properties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fo:text-align="justify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fo:text-align="justify" style:justify-single-word="false"/>
      <style:text-properties fo:color="#ff0000" fo:font-size="14pt" style:font-size-asian="14pt" style:font-size-complex="14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7" style:family="paragraph" style:parent-style-name="Text_20_body" style:list-style-name="L1">
      <style:text-properties fo:font-size="14pt" style:font-size-asian="14pt" style:font-size-complex="14pt"/>
    </style:style>
    <style:style style:name="P8" style:family="paragraph" style:parent-style-name="Text_20_body" style:list-style-name="L1">
      <style:text-properties fo:color="#000000" style:font-name="Times New Roman" fo:font-size="14pt" style:font-size-asian="14pt" style:font-size-complex="14pt"/>
    </style:style>
    <style:style style:name="P9" style:family="paragraph" style:parent-style-name="Text_20_body" style:list-style-name="L2">
      <style:paragraph-properties fo:margin-top="0cm" fo:margin-bottom="0cm" fo:line-height="150%"/>
      <style:text-properties fo:font-size="14pt" style:font-size-asian="14pt" style:font-size-complex="14pt"/>
    </style:style>
    <style:style style:name="P10" style:family="paragraph" style:parent-style-name="Text_20_body" style:list-style-name="L3">
      <style:paragraph-properties fo:margin-top="0cm" fo:margin-bottom="0cm" fo:line-height="150%"/>
      <style:text-properties fo:font-size="14pt" style:font-size-asian="14pt" style:font-size-complex="14pt"/>
    </style:style>
    <style:style style:name="P11" style:family="paragraph" style:parent-style-name="Text_20_body" style:list-style-name="L4">
      <style:paragraph-properties fo:margin-top="0cm" fo:margin-bottom="0cm" fo:line-height="150%"/>
      <style:text-properties fo:font-size="14pt" style:font-size-asian="14pt" style:font-size-complex="14pt"/>
    </style:style>
    <style:style style:name="P12" style:family="paragraph" style:parent-style-name="Text_20_body" style:list-style-name="L6">
      <style:paragraph-properties fo:margin-top="0cm" fo:margin-bottom="0cm" fo:line-height="150%"/>
      <style:text-properties fo:font-size="14pt" style:font-size-asian="14pt" style:font-size-complex="14pt"/>
    </style:style>
    <style:style style:name="P13" style:family="paragraph" style:parent-style-name="Text_20_body" style:list-style-name="L8">
      <style:paragraph-properties fo:margin-top="0cm" fo:margin-bottom="0cm" fo:line-height="150%"/>
      <style:text-properties fo:font-size="14pt" style:font-size-asian="14pt" style:font-size-complex="14pt"/>
    </style:style>
    <style:style style:name="P14" style:family="paragraph" style:parent-style-name="Text_20_body" style:list-style-name="L9">
      <style:paragraph-properties fo:margin-top="0cm" fo:margin-bottom="0cm" fo:line-height="150%"/>
      <style:text-properties fo:font-size="14pt" style:font-size-asian="14pt" style:font-size-complex="14pt"/>
    </style:style>
    <style:style style:name="P15" style:family="paragraph" style:parent-style-name="Text_20_body" style:list-style-name="L5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Text_20_body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17" style:family="paragraph" style:parent-style-name="Text_20_body" style:list-style-name="WW8Num3">
      <style:paragraph-properties fo:margin-left="0.635cm" fo:margin-right="0cm" fo:margin-top="0cm" fo:margin-bottom="0cm" fo:line-height="150%" fo:text-align="center" style:justify-single-word="false" fo:hyphenation-ladder-count="no-limit" fo:text-indent="-0.635cm" style:auto-text-indent="false">
        <style:tab-stops>
          <style:tab-stop style:position="1.27cm"/>
        </style:tab-stops>
      </style:paragraph-properties>
      <style:text-properties style:use-window-font-color="true" fo:font-size="14pt" fo:language="zxx" fo:country="none" style:font-size-asian="14pt" style:font-size-complex="14pt" fo:hyphenate="false" fo:hyphenation-remain-char-count="2" fo:hyphenation-push-char-count="2"/>
    </style:style>
    <style:style style:name="P18" style:family="paragraph" style:parent-style-name="Heading_20_3">
      <style:paragraph-properties fo:line-height="150%"/>
      <style:text-properties fo:font-size="14pt" style:font-size-asian="14pt" style:font-size-complex="14pt"/>
    </style:style>
    <style:style style:name="P19" style:family="paragraph" style:parent-style-name="Heading_20_3">
      <style:paragraph-properties fo:margin-top="0cm" fo:margin-bottom="0cm" fo:line-height="150%"/>
      <style:text-properties fo:font-size="14pt" style:font-size-asian="14pt" style:font-size-complex="14pt"/>
    </style:style>
    <style:style style:name="P20" style:family="paragraph" style:parent-style-name="Heading_20_1">
      <style:paragraph-properties fo:line-height="150%"/>
      <style:text-properties fo:font-size="14pt" style:font-size-asian="14pt" style:font-size-complex="14pt"/>
    </style:style>
    <style:style style:name="P21" style:family="paragraph" style:parent-style-name="Heading_20_1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2" style:family="paragraph" style:parent-style-name="Heading_20_1">
      <style:paragraph-properties fo:margin-top="0cm" fo:margin-bottom="0cm" fo:line-height="150%"/>
      <style:text-properties fo:font-size="14pt" style:font-size-asian="14pt" style:font-size-complex="14pt"/>
    </style:style>
    <style:style style:name="P23" style:family="paragraph" style:parent-style-name="Heading_20_1">
      <style:paragraph-properties fo:margin-top="0cm" fo:margin-bottom="0cm" fo:line-height="150%" fo:text-align="center" style:justify-single-word="false"/>
      <style:text-properties fo:font-size="14pt" style:font-size-asian="14pt" style:font-size-complex="14pt"/>
    </style:style>
    <style:style style:name="P24" style:family="paragraph" style:parent-style-name="Heading_20_2">
      <style:paragraph-properties fo:margin-top="0cm" fo:margin-bottom="0cm" fo:line-height="150%"/>
      <style:text-properties fo:font-size="14pt" style:font-size-asian="14pt" style:font-size-complex="14pt"/>
    </style:style>
    <style:style style:name="P25" style:family="paragraph" style:parent-style-name="Heading_20_2">
      <style:paragraph-properties fo:margin-top="0cm" fo:margin-bottom="0cm" fo:line-height="150%" fo:text-align="center" style:justify-single-word="false"/>
      <style:text-properties fo:font-size="14pt" style:font-size-asian="14pt" style:font-size-complex="14pt"/>
    </style:style>
    <style:style style:name="T1" style:family="text">
      <style:text-properties fo:color="#000000" style:font-name="Times New Roman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а, б, .., аа, аб, ... (ru)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а, б, .., аа, аб, ... (ru)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)" style:num-format="а, б, .., аа, аб, ... (ru)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)" style:num-format="а, б, .., аа, аб, ... (ru)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1. Техническое задание</text:h>
      <text:h text:style-name="P23" text:outline-level="2">1.1 Введение</text:h>
      <text:p text:style-name="P2">Наименование разрабатываемого программного средства: «Smart Files».</text:p>
      <text:p text:style-name="P3">(!!!!)два варианта области применения. Какой из них хоть как то подходит? Хотя не удевлюсь если ни какой:))</text:p>
      <text:p text:style-name="P2">Область применения: системы распределенного, оптимизированного доступа к данным для промышленных предприятий. </text:p>
      <text:p text:style-name="P2">Область применения: объекты предприятия, для которых необходимо распределенная система семантического хранения данных.</text:p>
      <text:p text:style-name="P5">Объект внедрения: кафедра: «ПО ВТ и АС».</text:p>
      <text:h text:style-name="P23" text:outline-level="2">1.2 Основания для разработки</text:h>
      <text:p text:style-name="P2">Разработка ведется на основании документа «преддипломная практика для студентов», факультета «ИиВТ», обучающихся по специальности 010103 "Математическое обеспечение и администрирование информационных систем", утвержденного Министерством общего и профессионального образования, на основании которого студенты должны выполнять преддипломную практику.</text:p>
      <text:p text:style-name="P5">Предметным основанием является задание руководителя преддипломной практики от 1.02.2010 г.</text:p>
      <text:h text:style-name="P22" text:outline-level="2">1.3 Назначение разработки</text:h>
      <text:h text:style-name="P25" text:outline-level="3">1.3.1 Функциональное назначение</text:h>
      <text:p text:style-name="P2">Функциональное назначение программного средства: определение работоспособности работы предприятия по заданным параметрам. Осуществление распределенного доступа к семантически хранимым данным.</text:p>
      <text:h text:style-name="P24" text:outline-level="3">1.3.2 Эксплуатационное назначение</text:h>
      <text:p text:style-name="P1">Выполнение учебного плана в форме сдачи преддипломной практики.</text:p>
      <text:h text:style-name="P22" text:outline-level="2"><text:soft-page-break/>1.4 Требования к программе или программному изделию</text:h>
      <text:h text:style-name="P24" text:outline-level="3">1.4.1 Требования к функциональных характеристикам</text:h>
      <text:h text:style-name="P19" text:outline-level="4">1.4.1.1 Требования к составу выполняемых функций</text:h>
      <text:p text:style-name="P4">Программное средство должно содержать следующие функции:</text:p>
      <text:list xml:id="list892864529" text:style-name="L1">
        <text:list-item>
          <text:p text:style-name="P7">Функция инициализации хранилища. </text:p>
        </text:list-item>
        <text:list-item>
          <text:p text:style-name="P7">Функция поиска файлов по диску.</text:p>
        </text:list-item>
        <text:list-item>
          <text:p text:style-name="P7">Функция добавления\удаления\модификации пользователя.</text:p>
        </text:list-item>
        <text:list-item>
          <text:p text:style-name="P7">Функция создания\перемещения\удаления хранилища.</text:p>
        </text:list-item>
        <text:list-item>
          <text:p text:style-name="P7"><text:span text:style-name="T1">Функция п</text:span>одключение пользователя к хранилищу.</text:p>
        </text:list-item>
        <text:list-item>
          <text:p text:style-name="P7">Функция группирование хранилищ.</text:p>
        </text:list-item>
        <text:list-item>
          <text:p text:style-name="P7">Функция добавления пользователя в хранилище.</text:p>
        </text:list-item>
        <text:list-item>
          <text:p text:style-name="P7"><text:span text:style-name="T1">Функция у</text:span>даления пользователя из хранилища.</text:p>
        </text:list-item>
        <text:list-item>
          <text:p text:style-name="P7"><text:span text:style-name="T1">Функция п</text:span>роверки подлинности хранилища.</text:p>
        </text:list-item>
        <text:list-item>
          <text:p text:style-name="P7"><text:span text:style-name="T1">Функция </text:span><text:s/>добавления\удаления\модифицирования объекта в хранилище.</text:p>
        </text:list-item>
        <text:list-item>
          <text:p text:style-name="P7"><text:span text:style-name="T1">Функция д</text:span>обавления\удаления\модифицирования группы файлов в хранилище.</text:p>
        </text:list-item>
        <text:list-item>
          <text:p text:style-name="P7"><text:span text:style-name="T1">Функция </text:span>добавления\удаления\модифицирования тега к файлам.</text:p>
        </text:list-item>
        <text:list-item>
          <text:p text:style-name="P7"><text:span text:style-name="T1">Функция д</text:span>обавления\удаления\модифицирования группы тегов к файлам.</text:p>
        </text:list-item>
        <text:list-item>
          <text:p text:style-name="P7"><text:span text:style-name="T1">Функция д</text:span>обавления\удаления\модифицирования тега:значение к файлам.</text:p>
        </text:list-item>
        <text:list-item>
          <text:p text:style-name="P7"><text:span text:style-name="T1">Функция д</text:span>обавления\удаления\модифицирования тега:значение к нескольким файлам.</text:p>
        </text:list-item>
        <text:list-item>
          <text:p text:style-name="P7"><text:span text:style-name="T1">Функция д</text:span>обавления\удаления\модифицирования группы.</text:p>
        </text:list-item>
        <text:list-item>
          <text:p text:style-name="P7"><text:span text:style-name="T1">Функция г</text:span>руппирования тега. </text:p>
        </text:list-item>
        <text:list-item>
          <text:p text:style-name="P7"><text:span text:style-name="T1">Функция г</text:span>руппирования группы тегов.</text:p>
        </text:list-item>
        <text:list-item>
          <text:p text:style-name="P7"><text:span text:style-name="T1">Функция г</text:span>руппирования тега типа тег:значение.</text:p>
        </text:list-item>
        <text:list-item>
          <text:p text:style-name="P7"><text:span text:style-name="T1">Функция г</text:span>руппирование группы тегов типа тег значение.</text:p>
        </text:list-item>
        <text:list-item>
          <text:p text:style-name="P7"><text:span text:style-name="T1">Функция </text:span><text:s/>поиска файлов по разным критериям.</text:p>
        </text:list-item>
        <text:list-item>
          <text:p text:style-name="P7"><text:span text:style-name="T1">Функция п</text:span>оиска схожих с заданными критериями объектов.</text:p>
        </text:list-item>
        <text:list-item>
          <text:p text:style-name="P7"><text:span text:style-name="T1">Функция с</text:span>оздания клона хранилища.</text:p>
        </text:list-item>
        <text:list-item>
          <text:p text:style-name="P7"><text:span text:style-name="T1">Функция с</text:span>оздания частичного клона по комбинации нескольких директорий и\или тегов.</text:p>
        </text:list-item>
        <text:list-item>
          <text:p text:style-name="P7"><text:soft-page-break/><text:span text:style-name="T1">Функция с</text:span>оздания частичного клона всех файлов только одного пользователя.</text:p>
        </text:list-item>
        <text:list-item>
          <text:p text:style-name="P7"><text:span text:style-name="T1">Функция с</text:span>оздания клона всего хранилища за исключением подключенных отключенных пользователем директорий.</text:p>
        </text:list-item>
        <text:list-item>
          <text:p text:style-name="P7"><text:span text:style-name="T1">Функция с</text:span>оздания клона по комбинации нескольких директорий и\или тегов для всех файлов конкретного пользователя.</text:p>
        </text:list-item>
        <text:list-item>
          <text:p text:style-name="P7"><text:span text:style-name="T1">Функция с</text:span>оздания по двум разным хранилищам 2а одинаковых хранилища.</text:p>
        </text:list-item>
        <text:list-item>
          <text:p text:style-name="P7"><text:span text:style-name="T1">Функция о</text:span>пределения родственных хранилищ.</text:p>
        </text:list-item>
        <text:list-item>
          <text:p text:style-name="P7"><text:span text:style-name="T1">Функция оп</text:span>ределения не совпадений в хранилище.</text:p>
        </text:list-item>
        <text:list-item>
          <text:p text:style-name="P7"><text:span text:style-name="T1">Функция в</text:span>ычисления хэша для файлов.</text:p>
        </text:list-item>
        <text:list-item>
          <text:p text:style-name="P7"><text:span text:style-name="T1">Функция д</text:span>обавления записи в историю изменений хранилища.</text:p>
        </text:list-item>
        <text:list-item>
          <text:p text:style-name="P8">Функция восстановления целостности при перемещение\удаление объектов хранилища.</text:p>
        </text:list-item>
        <text:list-item>
          <text:p text:style-name="P7"><text:span text:style-name="T1">Функция п</text:span>оиска новых объектов хранилищах.</text:p>
        </text:list-item>
        <text:list-item>
          <text:p text:style-name="P7"><text:span text:style-name="T1">Функция п</text:span>оиска среди новых объектов хранилища измененных старых.</text:p>
        </text:list-item>
        <text:list-item>
          <text:p text:style-name="P7"><text:span text:style-name="T1">Функция р</text:span>асположения всех объектов в хранилище.</text:p>
        </text:list-item>
        <text:list-item>
          <text:p text:style-name="P8">Функция вывода конфликтных ситуаций пользователю для определения способа разрешения конфликта.</text:p>
        </text:list-item>
      </text:list>
      <text:h text:style-name="P18" text:outline-level="4" text:is-list-header="true">1.4.1.2 Требования к организации входных данных</text:h>
      <text:p text:style-name="P1">Входными данными для программного средства являются:</text:p>
      <text:list xml:id="list1400477162" text:style-name="L2">
        <text:list-item>
          <text:p text:style-name="P9">Матрица, задающая эталонный план работ</text:p>
        </text:list-item>
        <text:list-item>
          <text:p text:style-name="P9">Матрица, задающая реальное состояние работ</text:p>
        </text:list-item>
        <text:list-item>
          <text:p text:style-name="P9">Коридор отклонений от плана</text:p>
        </text:list-item>
      </text:list>
      <text:h text:style-name="P19" text:outline-level="4" text:is-list-header="true">1.4.1.3 Требования к организации выходных данных</text:h>
      <text:p text:style-name="P1">Программное средство должно отображать количество отклонений от эталонного плана, уровень опасности при данной исходной матрице и графическое изображение этого уровня.</text:p>
      <text:h text:style-name="P19" text:outline-level="4" text:is-list-header="true">1.4.1.4 Требования к временных характеристикам</text:h>
      <text:p text:style-name="P1">Требования к временным характеристикам не предъявляются.</text:p>
      <text:h text:style-name="P24" text:outline-level="3"><text:soft-page-break/>1.4.2 Требования к надежности</text:h>
      <text:h text:style-name="P19" text:outline-level="4" text:is-list-header="true">1.4.2.1 Требования к обеспечению надежного функционирования программы </text:h>
      <text:p text:style-name="P1">Надежное (устойчивое) функционирование программы должно быть обеспечено выполнением совокупности организационно-технических мероприятий, перечень которых приведен ниже: </text:p>
      <text:list xml:id="list971776159" text:style-name="L3">
        <text:list-item>
          <text:p text:style-name="P10">организацией бесперебойного питания технических средств;</text:p>
        </text:list-item>
        <text:list-item>
          <text:p text:style-name="P10">использованием лицензионного программного обеспечения;</text:p>
        </text:list-item>
        <text:list-item>
          <text:p text:style-name="P10">регулярным выполнением рекомендаций Министерства труда и социального развития РФ, изложенных в Постановлении от 23 июля 1998 г. Об утверждении межотраслевых типовых норм времени на работы по сервисному обслуживанию ПЭВМ и оргтехники и сопровождению программных средств»; </text:p>
        </text:list-item>
        <text:list-item>
          <text:p text:style-name="P10">регулярным выполнением требований ГОСТ 51188-98. Защита информации. Испытания программных средств на наличие компьютерных вирусов ;</text:p>
        </text:list-item>
        <text:list-item>
          <text:p text:style-name="P10">регулярное сканирование системы на нарушение целостности;</text:p>
        </text:list-item>
        <text:list-item>
          <text:p text:style-name="P10">оповещать систему в случае перемещение\удаление объектов хранилищ;</text:p>
        </text:list-item>
        <text:list-item>
          <text:p text:style-name="P10">оповещать систему в случае перемещение\удаление хранилищ;</text:p>
        </text:list-item>
        <text:list-item>
          <text:p text:style-name="P10">использовать надежный пароль, что бы ограничить доступ посторонних пользователей к хранилищам пользователя;</text:p>
        </text:list-item>
        <text:list-item>
          <text:p text:style-name="P10">периодически очищать систему от мусора;</text:p>
        </text:list-item>
        <text:list-item>
          <text:p text:style-name="P10">при значительных изменениях при очистки системы оповещать об этом систему.</text:p>
        </text:list-item>
      </text:list>
      <text:h text:style-name="P24" text:outline-level="3">1.4.3 Условия эксплуатации</text:h>
      <text:h text:style-name="P19" text:outline-level="4" text:is-list-header="true">1.4.3.1 Климатические условия эксплуатации</text:h>
      <text:p text:style-name="P1">Климатические условия эксплуатации, при которых должны обеспечиваться заданные характеристики, должны удовлетворять требованиям, предъявляемым <text:soft-page-break/>к техническим средствам в части условий их эксплуатации </text:p>
      <text:h text:style-name="P19" text:outline-level="4" text:is-list-header="true">1.4.3.2 Требования к квалификации и численности персонала</text:h>
      <text:p text:style-name="P1">Для использования ПС персонал должен владедеть ЭВМ на уровне пользователя. Минимальное количество персонала, требуемого для работы программы – 1 оператор. Для работы требуется только оператор.</text:p>
      <text:h text:style-name="P24" text:outline-level="3">1.4.4 Требования к составу и параметрам технических средств</text:h>
      <text:p text:style-name="P1">В состав технических средств должен входить IВМ-совместимый персональный компьютер, включающий в себя:</text:p>
      <text:list xml:id="list1338795987" text:style-name="L4">
        <text:list-item>
          <text:p text:style-name="P11">Процессор Pentium-200Mhz</text:p>
        </text:list-item>
        <text:list-item>
          <text:p text:style-name="P11">Оперативную память, объемом 128Мгб</text:p>
        </text:list-item>
        <text:list-item>
          <text:p text:style-name="P11">Жесткий диск, объемом 1Гб</text:p>
        </text:list-item>
        <text:list-item>
          <text:p text:style-name="P11">Операционную систему Windows</text:p>
        </text:list-item>
      </text:list>
      <text:h text:style-name="P24" text:outline-level="3">1.4.5 Требования к информационной и программной совместимости</text:h>
      <text:h text:style-name="P19" text:outline-level="4" text:is-list-header="true">1.4.5.1 Требования к исходным кодам и языкам программирования</text:h>
      <text:p text:style-name="P1">Исходные коды программы должны быть реализованы на языке Pascal. В качестве среды разработки программы должна быть использована среда Turbo Pascal или Delphi.</text:p>
      <text:h text:style-name="P19" text:outline-level="4" text:is-list-header="true">1.4.5.2 Требования к программным средствам, используемым программой</text:h>
      <text:p text:style-name="P1">Системные программные средства, используемые программой, должны быть представлены лицензионной локализованной версией операционной системы Windows.</text:p>
      <text:h text:style-name="P19" text:outline-level="4" text:is-list-header="true">1.4.5.3 Требования к защите информации и программ</text:h>
      <text:p text:style-name="P1">Требования к защите информации и программ не предъявляются.</text:p>
      <text:h text:style-name="P22" text:outline-level="2">1.5 Требования к программной документации</text:h>
      <text:p text:style-name="P6">Документация должна включать в себя следующие разделы:</text:p>
      <text:list xml:id="list1936164333" text:style-name="L5">
        <text:list-item>
          <text:p text:style-name="P15">Техническое задание (ГОСТ 19.201-78).</text:p>
        </text:list-item>
        <text:list-item>
          <text:p text:style-name="P15">Руководство системного программиста (ГОСТ 19.503-79).</text:p>
        </text:list-item>
        <text:list-item>
          <text:p text:style-name="P15"><text:soft-page-break/>Руководство программиста (ГОСТ 19.504-79).</text:p>
        </text:list-item>
        <text:list-item>
          <text:p text:style-name="P15">Руководство оператора (ГОСТ 19.505-79).</text:p>
        </text:list-item>
      </text:list>
      <text:h text:style-name="P20" text:outline-level="2" text:is-list-header="true">1.6 Технико-экономические показатели</text:h>
      <text:p text:style-name="P1">Ориентировочная экономическая эффективность не расчитывается.</text:p>
      <text:p text:style-name="P1">Предполагаемое число использования программы в год 5-10.</text:p>
      <text:h text:style-name="P22" text:outline-level="2">1.7 Стадии и этапы разработки</text:h>
      <text:h text:style-name="P24" text:outline-level="3">1.7.1 Стадии и этапы разработки</text:h>
      <text:p text:style-name="P1">Разработка должна быть проведена в три стадии:</text:p>
      <text:list xml:id="list2077976303" text:style-name="L6">
        <text:list-item>
          <text:p text:style-name="P12">Разработка технического задания</text:p>
        </text:list-item>
        <text:list-item>
          <text:p text:style-name="P12">Рабочее проектирование</text:p>
        </text:list-item>
        <text:list-item>
          <text:p text:style-name="P12">Сдача работы</text:p>
        </text:list-item>
      </text:list>
      <text:p text:style-name="P2">На стадии разработки технического задания должен быть выполнен этап разработки, согласования и утверждения настоящего технического задания. <text:line-break/>На стадии рабочего проектирования должны быть выполнены перечисленные ниже этапы работ:</text:p>
      <text:list xml:id="list1349192928" text:style-name="L7">
        <text:list-item>
          <text:p text:style-name="P16">разработка программы;</text:p>
        </text:list-item>
        <text:list-item>
          <text:p text:style-name="P16">разработка программной документации;</text:p>
        </text:list-item>
        <text:list-item>
          <text:p text:style-name="P16">испытания программы;</text:p>
        </text:list-item>
      </text:list>
      <text:p text:style-name="P2">На стадии сдачи должен быть выполнен этап разработки подготовка и передача программы.</text:p>
      <text:h text:style-name="P24" text:outline-level="3">1.7.2 Содержание работ по этапам</text:h>
      <text:p text:style-name="P1">На этапе разработки технического задания должны быть выполнены перечисленные ниже работы:</text:p>
      <text:list xml:id="list148588143" text:style-name="L8">
        <text:list-item>
          <text:p text:style-name="P13">постановка задачи (1.5 ч);</text:p>
        </text:list-item>
        <text:list-item>
          <text:p text:style-name="P13">определение и уточнение требований к техническим средствам (1 ч); </text:p>
        </text:list-item>
        <text:list-item>
          <text:p text:style-name="P13">определение требований к программе (1 ч);</text:p>
        </text:list-item>
        <text:list-item>
          <text:p text:style-name="P13">определение стадий, этапов и сроков разработки программы и документации на неё (1 ч);</text:p>
        </text:list-item>
        <text:list-item>
          <text:p text:style-name="P13"><text:soft-page-break/>согласование и утверждение технического задания (2 ч). </text:p>
        </text:list-item>
      </text:list>
      <text:p text:style-name="P1">На этапе разработки программы должна быть выполнена работа по программированию (кодированию) и отладке программы. <text:line-break/>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. <text:line-break/>На этапе испытаний программы должны быть выполнены перечисленные ниже виды работ:</text:p>
      <text:list xml:id="list2077204955" text:style-name="L9">
        <text:list-item>
          <text:p text:style-name="P14">разработка, согласование и утверждение и методики испытаний; </text:p>
        </text:list-item>
        <text:list-item>
          <text:p text:style-name="P14">проведение приемо-сдаточных испытаний;</text:p>
        </text:list-item>
        <text:list-item>
          <text:p text:style-name="P14">корректировка программы и программной документации по результатам испытаний.</text:p>
        </text:list-item>
      </text:list>
      <text:h text:style-name="P22" text:outline-level="2">1.8 Порядок контроля и приемки</text:h>
      <text:p text:style-name="P1">Приемка осуществляется тестированием программного модуля на разных примерах.</text:p>
      <text:p text:style-name="P1">Разработал студент группы ВМО-51<text:tab/><text:tab/><text:tab/><text:tab/>Дата</text:p>
      <text:p text:style-name="P1">Волобуев А.Л. <text:s/>_________________<text:tab/><text:tab/><text:tab/><text:tab/>__________</text:p>
      <text:list xml:id="list1606278173" text:style-name="WW8Num3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 fo:text-align="start" style:justify-single-word="false"/>
      <style:text-properties fo:font-size="12pt" style:font-size-asian="12pt"/>
    </style:style>
    <style:style style:name="Heading_20_1" style:display-name="Heading 1" style:family="paragraph" style:parent-style-name="Title" style:next-style-name="Text_20_body" style:default-outline-level="2" style:class="text" style:master-page-name="">
      <style:paragraph-properties style:page-number="auto"/>
      <style:text-properties fo:font-size="16pt" fo:font-style="normal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3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4" style:class="text">
      <style:text-properties fo:font-size="14pt" fo:font-style="normal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size="9pt" style:font-name-asian="OpenSymbol" style:font-size-asian="9pt" style:font-name-complex="OpenSymbol" style:font-size-complex="9pt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number text:level="1" style:num-suffix=")" style:num-format="1">
        <style:list-level-properties text:space-before="0.635cm"/>
      </text:list-level-style-number>
      <text:list-level-style-number text:level="2" style:num-suffix=")" style:num-format="a" style:num-letter-sync="true">
        <style:list-level-properties text:space-before="0.635cm"/>
      </text:list-level-style-number>
      <text:list-level-style-number text:level="3" style:num-suffix=")" style:num-format="i">
        <style:list-level-properties text:space-before="0.635cm"/>
      </text:list-level-style-number>
      <text:list-level-style-number text:level="4" style:num-prefix="(" style:num-suffix=")" style:num-format="1">
        <style:list-level-properties text:space-before="0.635cm"/>
      </text:list-level-style-number>
      <text:list-level-style-number text:level="5" style:num-prefix="(" style:num-suffix=")" style:num-format="a" style:num-letter-sync="true">
        <style:list-level-properties text:space-before="0.635cm"/>
      </text:list-level-style-number>
      <text:list-level-style-number text:level="6" style:num-prefix="(" style:num-suffix=")" style:num-format="i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a" style:num-letter-sync="true">
        <style:list-level-properties text:space-before="0.635cm"/>
      </text:list-level-style-number>
      <text:list-level-style-number text:level="9" style:num-suffix="." style:num-format="i">
        <style:list-level-properties text:space-before="0.635cm"/>
      </text:list-level-style-number>
      <text:list-level-style-number text:level="10" style:num-suffix="." style:num-format="1">
        <style:list-level-properties text:space-before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bullet text:level="2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0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0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bullet text:level="2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/>
        <style:text-properties style:font-name="Wingdings"/>
      </text:list-level-style-bullet>
      <text:list-level-style-bullet text:level="4" text:style-name="WW8Num23z0" style:num-suffix="." text:bullet-char="">
        <style:list-level-properties/>
        <style:text-properties style:font-name="Symbol"/>
      </text:list-level-style-bullet>
      <text:list-level-style-bullet text:level="5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/>
        <style:text-properties style:font-name="Wingdings"/>
      </text:list-level-style-bullet>
      <text:list-level-style-bullet text:level="7" text:style-name="WW8Num23z0" style:num-suffix="." text:bullet-char="">
        <style:list-level-properties/>
        <style:text-properties style:font-name="Symbol"/>
      </text:list-level-style-bullet>
      <text:list-level-style-bullet text:level="8" text:style-name="WW8Num23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0-02-12T03:14:42</meta:creation-date>
    <dc:date>2010-02-22T05:28:57</dc:date>
    <meta:editing-cycles>20</meta:editing-cycles>
    <meta:editing-duration>PT00H57M59S</meta:editing-duration>
    <meta:document-statistic meta:table-count="0" meta:image-count="0" meta:object-count="0" meta:page-count="7" meta:paragraph-count="131" meta:word-count="1069" meta:character-count="8938"/>
    <meta:user-defined meta:name="Поле 1"/>
    <meta:user-defined meta:name="Поле 2"/>
    <meta:user-defined meta:name="Поле 3"/>
    <meta:user-defined meta:name="Поле 4"/>
  </office:meta>
</office:document-meta>
</file>